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5"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8"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28"/>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28"/>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87" office:value-type="string" calcext:value-type="string">
            <text:p>Spot Blocks are limited to a … hours span</text:p>
          </table:table-cell>
          <table:table-cell table:style-name="ce87" office:value-type="float" office:value="6" calcext:value-type="float">
            <text:p>6</text:p>
          </table:table-cell>
          <table:table-cell table:number-columns-repeated="1022"/>
        </table:table-row>
        <table:table-row table:style-name="ro1">
          <table:table-cell table:style-name="ce112" office:value-type="string" calcext:value-type="string">
            <text:p>When we create an AMI, an snapshot is also automatically created</text:p>
          </table:table-cell>
          <table:table-cell table:style-name="ce11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28"/>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28"/>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28"/>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2" office:value-type="string" calcext:value-type="string">
            <text:p>NLB has one static IP per AZ</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28"/>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8" office:value-type="string" calcext:value-type="string">
            <text:p>Não é possível alterar o launch configuration/template de um auto-scaling. Deve-se criar um novo caso haja a necessidade de atualizá-lo.</text:p>
          </table:table-cell>
          <table:table-cell table:style-name="ce98" office:value-type="string" calcext:value-type="string">
            <text:p>Yes!</text:p>
          </table:table-cell>
          <table:table-cell table:number-columns-repeated="1022"/>
        </table:table-row>
        <table:table-row table:style-name="ro1">
          <table:table-cell table:style-name="ce87" office:value-type="string" calcext:value-type="string">
            <text:p>Health check grace period</text:p>
          </table:table-cell>
          <table:table-cell table:style-name="ce87"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28"/>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28"/>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28"/>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28"/>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28"/>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2" office:value-type="string" calcext:value-type="string">
            <text:p>Lifecycle rules can be created for object prefixes or tags</text:p>
          </table:table-cell>
          <table:table-cell table:style-name="ce12"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3" office:value-type="string" calcext:value-type="string">
            <text:p>S3 Sync</text:p>
          </table:table-cell>
          <table:table-cell table:style-name="ce12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112" office:value-type="string" calcext:value-type="string">
            <text:p>S3 is highly consistent after write-operations. That means, if we write something to a bucket and instantly list the objects, the list will be up-to-date</text:p>
          </table:table-cell>
          <table:table-cell table:style-name="ce112" office:value-type="string" calcext:value-type="string">
            <text:p>Yes!</text:p>
          </table:table-cell>
          <table:table-cell table:style-name="ce105" table:number-columns-repeated="1022"/>
        </table:table-row>
        <table:table-row table:style-name="ro1">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style-name="ce20" office:value-type="string" calcext:value-type="string">
            <text:p>Yes!</text:p>
          </table:table-cell>
          <table:table-cell table:style-name="ce105" table:number-columns-repeated="1022"/>
        </table:table-row>
        <table:table-row table:style-name="ro1">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style-name="ce87"/>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87"/>
          <table:table-cell table:style-name="ce105" table:number-columns-repeated="1022"/>
        </table:table-row>
        <table:table-row table:style-name="ro1">
          <table:table-cell table:style-name="ce87" office:value-type="string" calcext:value-type="string">
            <text:p>In S3 Transfer Acceleration, we DON’T pay if the transfer does not get accelerated.</text:p>
          </table:table-cell>
          <table:table-cell table:style-name="ce87"/>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28"/>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98" office:value-type="string" calcext:value-type="string">
            <text:p>POST, PUT, etc… when using CloudFront go directly to the origin. This also happen with dynamic content</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28"/>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2" office:value-type="string" calcext:value-type="string">
            <text:p>Does health-checks</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28"/>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28"/>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87" office:value-type="string" calcext:value-type="string">
            <text:p>Fsx can be accessed by on-prem workloads</text:p>
          </table:table-cell>
          <table:table-cell table:style-name="ce87"/>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28"/>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28"/>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28"/>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28"/>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99" office:value-type="string" calcext:value-type="string">
            <text:p>By default, FIFO queues support up to 300 messages per second. We can 10x this at maximum (3000 messages per second). If we batch 5x, we get 1500, and so it goes.</text:p>
          </table:table-cell>
          <table:table-cell table:style-name="ce99"/>
          <table:table-cell table:number-columns-repeated="1022"/>
        </table:table-row>
        <table:table-row table:style-name="ro1">
          <table:table-cell table:style-name="ce99" office:value-type="string" calcext:value-type="string">
            <text:p>SQS FIFO GroupID</text:p>
          </table:table-cell>
          <table:table-cell table:style-name="ce99"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28"/>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28"/>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112" office:value-type="string" calcext:value-type="string">
            <text:p>Kinesis Data Streams Enchanced Fanout feature. You should use enhanced fan-out if you have multiple consumers retrieving data from a stream in parallel.</text:p>
          </table:table-cell>
          <table:table-cell table:style-name="ce112"/>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28"/>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28"/>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28"/>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28"/>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28"/>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28"/>
          <table:table-cell table:number-columns-repeated="1022"/>
        </table:table-row>
        <table:table-row table:style-name="ro1">
          <table:table-cell table:style-name="ce25" office:value-type="string" calcext:value-type="string">
            <text:p>Single-digit millisecond performance</text:p>
          </table:table-cell>
          <table:table-cell table:style-name="ce25" office:value-type="string" calcext:value-type="string">
            <text:p>Remember this!</text:p>
          </table:table-cell>
          <table:table-cell table:number-columns-repeated="1022"/>
        </table:table-row>
        <table:table-row table:style-name="ro1">
          <table:table-cell table:style-name="ce25" office:value-type="string" calcext:value-type="string">
            <text:p>Rapidly evolve the schema</text:p>
          </table:table-cell>
          <table:table-cell table:style-name="ce25"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5" office:value-type="string" calcext:value-type="string">
            <text:p>DynamoDB TTL</text:p>
          </table:table-cell>
          <table:table-cell table:style-name="ce25"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5" office:value-type="string" calcext:value-type="string">
            <text:p>Point-in-time recovery</text:p>
          </table:table-cell>
          <table:table-cell table:style-name="ce25" office:value-type="string" calcext:value-type="string">
            <text:p>Optionally enabled for the last 35 days. The recovery process creates a new table.</text:p>
          </table:table-cell>
          <table:table-cell table:number-columns-repeated="1022"/>
        </table:table-row>
        <table:table-row table:style-name="ro1">
          <table:table-cell table:style-name="ce25" office:value-type="string" calcext:value-type="string">
            <text:p>On-demand backups </text:p>
          </table:table-cell>
          <table:table-cell table:style-name="ce25"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28"/>
          <table:table-cell table:number-columns-repeated="1022"/>
        </table:table-row>
        <table:table-row table:style-name="ro1">
          <table:table-cell table:style-name="ce25" office:value-type="string" calcext:value-type="string">
            <text:p>Used to…</text:p>
          </table:table-cell>
          <table:table-cell table:style-name="ce25"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5" office:value-type="string" calcext:value-type="string" table:number-columns-spanned="1" table:number-rows-spanned="3">
            <text:p>API Gateway endpoint types</text:p>
          </table:table-cell>
          <table:table-cell table:style-name="ce25"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5"/>
          <table:table-cell table:style-name="ce25" office:value-type="string" calcext:value-type="string">
            <text:p>Regional. Accessible only from the region it was created on</text:p>
          </table:table-cell>
          <table:table-cell table:number-columns-repeated="1022"/>
        </table:table-row>
        <table:table-row table:style-name="ro1">
          <table:covered-table-cell table:style-name="ce25"/>
          <table:table-cell table:style-name="ce25"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28"/>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28"/>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28"/>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28"/>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28"/>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28"/>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5" office:value-type="string" calcext:value-type="string" table:number-columns-spanned="1" table:number-rows-spanned="4">
            <text:p>Performance improvement</text:p>
          </table:table-cell>
          <table:table-cell table:style-name="ce25" office:value-type="string" calcext:value-type="string">
            <text:p>Use columnar data (Parquet)</text:p>
          </table:table-cell>
          <table:table-cell table:number-columns-repeated="1022"/>
        </table:table-row>
        <table:table-row table:style-name="ro1">
          <table:covered-table-cell table:style-name="ce25"/>
          <table:table-cell table:style-name="ce25" office:value-type="string" calcext:value-type="string">
            <text:p>Compress data</text:p>
          </table:table-cell>
          <table:table-cell table:number-columns-repeated="1022"/>
        </table:table-row>
        <table:table-row table:style-name="ro1">
          <table:covered-table-cell table:style-name="ce25"/>
          <table:table-cell table:style-name="ce25" office:value-type="string" calcext:value-type="string">
            <text:p>Partition datasets in S3</text:p>
          </table:table-cell>
          <table:table-cell table:number-columns-repeated="1022"/>
        </table:table-row>
        <table:table-row table:style-name="ro1">
          <table:covered-table-cell table:style-name="ce25"/>
          <table:table-cell table:style-name="ce25"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28"/>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5" office:value-type="string" calcext:value-type="string">
            <text:p>Columnar storage of data</text:p>
          </table:table-cell>
          <table:table-cell table:style-name="ce25"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5" office:value-type="string" calcext:value-type="string">
            <text:p>Leader node and compute nodes</text:p>
          </table:table-cell>
          <table:table-cell table:style-name="ce25"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5" office:value-type="string" calcext:value-type="string">
            <text:p>Can be configured to automatically transfer snapshots from one region to another</text:p>
          </table:table-cell>
          <table:table-cell table:style-name="ce25" office:value-type="string" calcext:value-type="string">
            <text:p>Yes!</text:p>
          </table:table-cell>
          <table:table-cell table:number-columns-repeated="1022"/>
        </table:table-row>
        <table:table-row table:style-name="ro1">
          <table:table-cell table:style-name="ce12" office:value-type="string" calcext:value-type="string">
            <text:p>Much better to make large inserts</text:p>
          </table:table-cell>
          <table:table-cell table:style-name="ce12" office:value-type="string" calcext:value-type="string">
            <text:p>Yes!</text:p>
          </table:table-cell>
          <table:table-cell table:number-columns-repeated="1022"/>
        </table:table-row>
        <table:table-row table:style-name="ro1">
          <table:table-cell table:style-name="ce25" office:value-type="string" calcext:value-type="string">
            <text:p>Redshift Spectrum</text:p>
          </table:table-cell>
          <table:table-cell table:style-name="ce25"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28"/>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28"/>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28"/>
          <table:table-cell table:number-columns-repeated="1022"/>
        </table:table-row>
        <table:table-row table:style-name="ro1">
          <table:table-cell table:style-name="ce25" office:value-type="string" calcext:value-type="string">
            <text:p>BI Service</text:p>
          </table:table-cell>
          <table:table-cell table:style-name="ce25" office:value-type="string" calcext:value-type="string">
            <text:p>Yes!</text:p>
          </table:table-cell>
          <table:table-cell table:number-columns-repeated="1022"/>
        </table:table-row>
        <table:table-row table:style-name="ro1">
          <table:table-cell table:style-name="ce25" office:value-type="string" calcext:value-type="string">
            <text:p>If data is imported into QuickSight, it can use an engine called…</text:p>
          </table:table-cell>
          <table:table-cell table:style-name="ce25"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5" office:value-type="string" calcext:value-type="string">
            <text:p>Define users and groups for QuickSight</text:p>
          </table:table-cell>
          <table:table-cell table:style-name="ce25"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28"/>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5" office:value-type="string" calcext:value-type="string">
            <text:p>Oftenly used to transform data so Athena or Redshift can query it</text:p>
          </table:table-cell>
          <table:table-cell table:style-name="ce25" office:value-type="string" calcext:value-type="string">
            <text:p>Yes</text:p>
          </table:table-cell>
          <table:table-cell table:number-columns-repeated="1022"/>
        </table:table-row>
        <table:table-row table:style-name="ro1">
          <table:table-cell table:style-name="ce25" office:value-type="string" calcext:value-type="string">
            <text:p>Can convert data to Parquet format so Athena can query it better, since Athena gets its performance improved when querying columnar data, which the Parquet format happens to be</text:p>
          </table:table-cell>
          <table:table-cell table:style-name="ce25"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5" office:value-type="string" calcext:value-type="string">
            <text:p>Glue DataBrew</text:p>
          </table:table-cell>
          <table:table-cell table:style-name="ce25" office:value-type="string" calcext:value-type="string">
            <text:p>Clean and normalize data</text:p>
          </table:table-cell>
          <table:table-cell table:number-columns-repeated="1022"/>
        </table:table-row>
        <table:table-row table:style-name="ro1">
          <table:table-cell table:style-name="ce25" office:value-type="string" calcext:value-type="string">
            <text:p>Glue Studio</text:p>
          </table:table-cell>
          <table:table-cell table:style-name="ce25" office:value-type="string" calcext:value-type="string">
            <text:p>GUI to monitor Glue jobs</text:p>
          </table:table-cell>
          <table:table-cell table:number-columns-repeated="1022"/>
        </table:table-row>
        <table:table-row table:style-name="ro1">
          <table:table-cell table:style-name="ce25" office:value-type="string" calcext:value-type="string">
            <text:p>Glue Streaming ETL</text:p>
          </table:table-cell>
          <table:table-cell table:style-name="ce25"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28"/>
          <table:table-cell table:number-columns-repeated="1022"/>
        </table:table-row>
        <table:table-row table:style-name="ro1">
          <table:table-cell table:style-name="ce25" office:value-type="string" calcext:value-type="string">
            <text:p>Central place stored on S3 to have data to run analytics on</text:p>
          </table:table-cell>
          <table:table-cell table:style-name="ce25"/>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25" office:value-type="string" calcext:value-type="string">
            <text:p>Centralized permissions</text:p>
          </table:table-cell>
          <table:table-cell table:style-name="ce25"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28"/>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28"/>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28"/>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28"/>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28"/>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28"/>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28"/>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12"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28"/>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28"/>
          <table:table-cell table:number-columns-repeated="1022"/>
        </table:table-row>
        <table:table-row table:style-name="ro1">
          <table:table-cell table:style-name="ce25" office:value-type="string" calcext:value-type="string">
            <text:p>Cognito User Pools</text:p>
          </table:table-cell>
          <table:table-cell table:style-name="ce25" office:value-type="string" calcext:value-type="string">
            <text:p>Sign-in functionality for app users</text:p>
          </table:table-cell>
          <table:table-cell table:number-columns-repeated="1022"/>
        </table:table-row>
        <table:table-row table:style-name="ro1">
          <table:table-cell table:style-name="ce25" office:value-type="string" calcext:value-type="string">
            <text:p>Cognito Identity Pools</text:p>
          </table:table-cell>
          <table:table-cell table:style-name="ce25"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28"/>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28"/>
          <table:table-cell table:number-columns-repeated="1022"/>
        </table:table-row>
        <table:table-row table:style-name="ro1">
          <table:table-cell table:style-name="ce25" office:value-type="string" calcext:value-type="string">
            <text:p>AWS Managed Microsoft AD</text:p>
          </table:table-cell>
          <table:table-cell table:style-name="ce2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5" office:value-type="string" calcext:value-type="string">
            <text:p>AD Connector</text:p>
          </table:table-cell>
          <table:table-cell table:style-name="ce2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5" office:value-type="string" calcext:value-type="string">
            <text:p>Simple AD</text:p>
          </table:table-cell>
          <table:table-cell table:style-name="ce25"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28"/>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28"/>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5" office:value-type="string" calcext:value-type="string">
            <text:p>Symetric keys (AES-256)</text:p>
          </table:table-cell>
          <table:table-cell table:style-name="ce25" office:value-type="string" calcext:value-type="string">
            <text:p>One key to encrypt/decrypt</text:p>
          </table:table-cell>
          <table:table-cell table:number-columns-repeated="1022"/>
        </table:table-row>
        <table:table-row table:style-name="ro1">
          <table:table-cell table:style-name="ce25" office:value-type="string" calcext:value-type="string">
            <text:p>Assymetric keys (RSA and ECC)</text:p>
          </table:table-cell>
          <table:table-cell table:style-name="ce25"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5" office:value-type="string" calcext:value-type="string">
            <text:p>Multi-region keys with DynamoDB Global Tables</text:p>
          </table:table-cell>
          <table:table-cell table:style-name="ce25"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5" office:value-type="string" calcext:value-type="string">
            <text:p>Multi-region keys with Global Aurora</text:p>
          </table:table-cell>
          <table:table-cell table:style-name="ce25"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28"/>
          <table:table-cell table:number-columns-repeated="1022"/>
        </table:table-row>
        <table:table-row table:style-name="ro1">
          <table:table-cell table:style-name="ce25" office:value-type="string" calcext:value-type="string">
            <text:p>SSM Parameter Store</text:p>
          </table:table-cell>
          <table:table-cell table:style-name="ce25"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28"/>
          <table:table-cell table:number-columns-repeated="1022"/>
        </table:table-row>
        <table:table-row table:style-name="ro1">
          <table:table-cell table:style-name="ce25" office:value-type="string" calcext:value-type="string">
            <text:p>Stores secrets</text:p>
          </table:table-cell>
          <table:table-cell table:style-name="ce25"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28"/>
          <table:table-cell table:number-columns-repeated="1022"/>
        </table:table-row>
        <table:table-row table:style-name="ro1">
          <table:table-cell table:style-name="ce25" office:value-type="string" calcext:value-type="string">
            <text:p>Used to manage SSL/TLS certificates</text:p>
          </table:table-cell>
          <table:table-cell table:style-name="ce25"/>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2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28"/>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28"/>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28"/>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28"/>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28"/>
          <table:table-cell table:number-columns-repeated="1022"/>
        </table:table-row>
        <table:table-row table:style-name="ro1">
          <table:table-cell table:style-name="ce25" office:value-type="string" calcext:value-type="string">
            <text:p>Identifies PII – personally identifiable information - and sensitive information that might not be protected/encrypted at rest</text:p>
          </table:table-cell>
          <table:table-cell table:style-name="ce2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28"/>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1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5"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28"/>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28"/>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2"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28"/>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28"/>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 flow inspectio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28"/>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28"/>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28"/>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28"/>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28"/>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28"/>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28"/>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28"/>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28"/>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28"/>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28"/>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2" office:value-type="string" calcext:value-type="string">
            <text:p>Uses EC2 Instances or Spot Instances</text:p>
          </table:table-cell>
          <table:table-cell table:style-name="ce12"/>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28"/>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6">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87" office:value-type="string" calcext:value-type="string">
            <text:p>Questão 10 S1C</text:p>
          </table:table-cell>
          <table:table-cell table:style-name="ce87" office:value-type="string" calcext:value-type="string">
            <text:p>ElastiCache supports SQL query caching</text:p>
          </table:table-cell>
          <table:table-cell table:number-columns-repeated="1022"/>
        </table:table-row>
        <table:table-row table:style-name="ro1">
          <table:table-cell table:style-name="ce87" office:value-type="string" calcext:value-type="string">
            <text:p>Questão 15 S1C</text:p>
          </table:table-cell>
          <table:table-cell table:style-name="ce87"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87" office:value-type="string" calcext:value-type="string">
            <text:p>Questão 16 S1C</text:p>
          </table:table-cell>
          <table:table-cell table:style-name="ce87" office:value-type="string" calcext:value-type="string">
            <text:p>SSL can be used to encrypt RDS data in transit</text:p>
          </table:table-cell>
          <table:table-cell table:number-columns-repeated="1022"/>
        </table:table-row>
        <table:table-row table:style-name="ro1">
          <table:table-cell table:style-name="ce87" office:value-type="string" calcext:value-type="string">
            <text:p>Questão 20 S1C</text:p>
          </table:table-cell>
          <table:table-cell table:style-name="ce87" office:value-type="string" calcext:value-type="string">
            <text:p>DMS can be used for S3 and KDS</text:p>
          </table:table-cell>
          <table:table-cell table:number-columns-repeated="1022"/>
        </table:table-row>
        <table:table-row table:style-name="ro1">
          <table:table-cell table:style-name="ce87" office:value-type="string" calcext:value-type="string">
            <text:p>Questão 25 S1C</text:p>
          </table:table-cell>
          <table:table-cell table:style-name="ce87"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87" office:value-type="string" calcext:value-type="string">
            <text:p>Questão 27 S1C</text:p>
          </table:table-cell>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87" office:value-type="string" calcext:value-type="string">
            <text:p>Questão 42 <text:s/>S1C</text:p>
          </table:table-cell>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87" office:value-type="string" calcext:value-type="string">
            <text:p>Questão 46 S1C</text:p>
          </table:table-cell>
          <table:table-cell table:style-name="ce87"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87" office:value-type="string" calcext:value-type="string">
            <text:p>Questão 50 S1C</text:p>
          </table:table-cell>
          <table:table-cell table:style-name="ce87"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87" office:value-type="string" calcext:value-type="string">
            <text:p>Questão 55 S1C</text:p>
          </table:table-cell>
          <table:table-cell table:style-name="ce99"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87" office:value-type="string" calcext:value-type="string">
            <text:p>Questão 58 S1C</text:p>
          </table:table-cell>
          <table:table-cell table:style-name="ce99"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87" office:value-type="string" calcext:value-type="string">
            <text:p>Questão 8 S1</text:p>
          </table:table-cell>
          <table:table-cell table:style-name="ce87" office:value-type="string" calcext:value-type="string">
            <text:p>Spot Blocks are limited to a 6 hours span</text:p>
          </table:table-cell>
          <table:table-cell table:number-columns-repeated="1022"/>
        </table:table-row>
        <table:table-row table:style-name="ro1">
          <table:table-cell table:style-name="ce87" office:value-type="string" calcext:value-type="string">
            <text:p>Questão 14 S1</text:p>
          </table:table-cell>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87" office:value-type="string" calcext:value-type="string">
            <text:p>Questão 15 S1</text:p>
          </table:table-cell>
          <table:table-cell table:style-name="ce99"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87" office:value-type="string" calcext:value-type="string">
            <text:p>Questão 19 S1</text:p>
          </table:table-cell>
          <table:table-cell table:style-name="ce99"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87" office:value-type="string" calcext:value-type="string">
            <text:p>Questão 23 S1</text:p>
          </table:table-cell>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87" office:value-type="string" calcext:value-type="string">
            <text:p>Questão 25 S1</text:p>
          </table:table-cell>
          <table:table-cell table:style-name="ce87"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87" office:value-type="string" calcext:value-type="string">
            <text:p>Queatão 28 S1</text:p>
          </table:table-cell>
          <table:table-cell table:style-name="ce87"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87" office:value-type="string" calcext:value-type="string">
            <text:p>Questão 35 S1</text:p>
          </table:table-cell>
          <table:table-cell table:style-name="ce99"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87" office:value-type="string" calcext:value-type="string">
            <text:p>Questão 46 S1</text:p>
          </table:table-cell>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87" office:value-type="string" calcext:value-type="string">
            <text:p>Questão 48 S1</text:p>
          </table:table-cell>
          <table:table-cell table:style-name="ce87" office:value-type="string" calcext:value-type="string">
            <text:p>Fsx can be accessed by on-prem workloads</text:p>
          </table:table-cell>
          <table:table-cell table:number-columns-repeated="1022"/>
        </table:table-row>
        <table:table-row table:style-name="ro1">
          <table:table-cell table:style-name="ce87" office:value-type="string" calcext:value-type="string">
            <text:p>Questão 50 S1</text:p>
          </table:table-cell>
          <table:table-cell table:style-name="ce87"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87" office:value-type="string" calcext:value-type="string">
            <text:p>Questão 60 S1</text:p>
          </table:table-cell>
          <table:table-cell table:style-name="ce87"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87" office:value-type="string" calcext:value-type="string">
            <text:p>Questão 15 S2</text:p>
          </table:table-cell>
          <table:table-cell table:style-name="ce87"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87" office:value-type="string" calcext:value-type="string">
            <text:p>Questão 21 S2</text:p>
          </table:table-cell>
          <table:table-cell table:style-name="ce87"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87" office:value-type="string" calcext:value-type="string">
            <text:p>Questão 24 S2</text:p>
          </table:table-cell>
          <table:table-cell table:style-name="ce87" office:value-type="string" calcext:value-type="string">
            <text:p>Dedicated instance x Dedicated host</text:p>
          </table:table-cell>
          <table:table-cell table:number-columns-repeated="1022"/>
        </table:table-row>
        <table:table-row table:style-name="ro1">
          <table:table-cell table:style-name="ce87" office:value-type="string" calcext:value-type="string">
            <text:p>Questão 31 S2</text:p>
          </table:table-cell>
          <table:table-cell table:style-name="ce99"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87" office:value-type="string" calcext:value-type="string">
            <text:p>Questão 33 S2</text:p>
          </table:table-cell>
          <table:table-cell table:style-name="ce87"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87" office:value-type="string" calcext:value-type="string">
            <text:p>Questão 42 S2</text:p>
          </table:table-cell>
          <table:table-cell table:style-name="ce87"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87" office:value-type="string" calcext:value-type="string">
            <text:p>Questão 63 S2</text:p>
          </table:table-cell>
          <table:table-cell table:style-name="ce87"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office:value-type="string" calcext:value-type="string">
            <text:p>Questão 1 S3</text:p>
          </table:table-cell>
          <table:table-cell office:value-type="string" calcext:value-type="string">
            <text:p>NAT Gateways are launched in <text:span text:style-name="T3">PUBLIC SUBNETS</text:span></text:p>
          </table:table-cell>
          <table:table-cell table:number-columns-repeated="1022"/>
        </table:table-row>
        <table:table-row table:style-name="ro1">
          <table:table-cell office:value-type="string" calcext:value-type="string">
            <text:p>Questão 4 S3</text:p>
          </table:table-cell>
          <table:table-cell office:value-type="string" calcext:value-type="string">
            <text:p>Global Accelerator endpoints</text:p>
          </table:table-cell>
          <table:table-cell table:number-columns-repeated="1022"/>
        </table:table-row>
        <table:table-row table:style-name="ro1">
          <table:table-cell office:value-type="string" calcext:value-type="string">
            <text:p>Questão 5 S3</text:p>
          </table:table-cell>
          <table:table-cell office:value-type="string" calcext:value-type="string">
            <text:p>Copying an AMI backed by an encrypted snapshot results in another encrypted snapshot</text:p>
          </table:table-cell>
          <table:table-cell table:number-columns-repeated="1022"/>
        </table:table-row>
        <table:table-row table:style-name="ro1">
          <table:table-cell office:value-type="string" calcext:value-type="string">
            <text:p>Questão 6 S3</text:p>
          </table:table-cell>
          <table:table-cell office:value-type="string" calcext:value-type="string">
            <text:p>SQS Delay queues</text:p>
          </table:table-cell>
          <table:table-cell table:number-columns-repeated="1022"/>
        </table:table-row>
        <table:table-row table:style-name="ro1">
          <table:table-cell office:value-type="string" calcext:value-type="string">
            <text:p>Questão 8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0 S3</text:p>
          </table:table-cell>
          <table:table-cell table:style-name="ce44" office:value-type="string" calcext:value-type="string">
            <text:p>DataSync can transfer to Amazon S3, Amazon EFS, Amazon FSx for Windows File Server</text:p>
          </table:table-cell>
          <table:table-cell table:number-columns-repeated="1022"/>
        </table:table-row>
        <table:table-row table:style-name="ro1">
          <table:table-cell office:value-type="string" calcext:value-type="string">
            <text:p>Questão 14 S3</text:p>
          </table:table-cell>
          <table:table-cell office:value-type="string" calcext:value-type="string">
            <text:p>NAT Gateways are what do Network Adress Translation</text:p>
          </table:table-cell>
          <table:table-cell table:number-columns-repeated="1022"/>
        </table:table-row>
        <table:table-row table:style-name="ro1">
          <table:table-cell office:value-type="string" calcext:value-type="string">
            <text:p>Questão 15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7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çao 29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ão 36 S3</text:p>
          </table:table-cell>
          <table:table-cell office:value-type="string" calcext:value-type="string">
            <text:p>Spot requests is reopened if the instance is INTERRUPTED</text:p>
          </table:table-cell>
          <table:table-cell table:number-columns-repeated="1022"/>
        </table:table-row>
        <table:table-row table:style-name="ro1">
          <table:table-cell office:value-type="string" calcext:value-type="string">
            <text:p>Questão 42 S3</text:p>
          </table:table-cell>
          <table:table-cell office:value-type="string" calcext:value-type="string">
            <text:p>Route 53 endpoints/resolvers</text:p>
          </table:table-cell>
          <table:table-cell table:number-columns-repeated="1022"/>
        </table:table-row>
        <table:table-row table:style-name="ro1">
          <table:table-cell office:value-type="string" calcext:value-type="string">
            <text:p>Questão 44 S3</text:p>
          </table:table-cell>
          <table:table-cell office:value-type="string" calcext:value-type="string">
            <text:p>Storage GW Volume GW stored volumes x cached volumes</text:p>
          </table:table-cell>
          <table:table-cell table:number-columns-repeated="1022"/>
        </table:table-row>
        <table:table-row table:style-name="ro1">
          <table:table-cell office:value-type="string" calcext:value-type="string">
            <text:p>Questão 45 S3</text:p>
          </table:table-cell>
          <table:table-cell office:value-type="string" calcext:value-type="string">
            <text:p>Again remember VPC launch options available through the wizard</text:p>
          </table:table-cell>
          <table:table-cell table:number-columns-repeated="1022"/>
        </table:table-row>
        <table:table-row table:style-name="ro1">
          <table:table-cell office:value-type="string" calcext:value-type="string">
            <text:p>Questão 46 S3</text:p>
          </table:table-cell>
          <table:table-cell office:value-type="string" calcext:value-type="string">
            <text:p>Direct connect connections can also be part of AWS CloudHub</text:p>
          </table:table-cell>
          <table:table-cell table:number-columns-repeated="1022"/>
        </table:table-row>
        <table:table-row table:style-name="ro1">
          <table:table-cell office:value-type="string" calcext:value-type="string">
            <text:p>Questão 50 S3</text:p>
          </table:table-cell>
          <table:table-cell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office:value-type="string" calcext:value-type="string">
            <text:p>Questão 59 S3</text:p>
          </table:table-cell>
          <table:table-cell office:value-type="string" calcext:value-type="string">
            <text:p>CloudFront OAI vs OAC</text:p>
          </table:table-cell>
          <table:table-cell table:number-columns-repeated="1022"/>
        </table:table-row>
        <table:table-row table:style-name="ro1">
          <table:table-cell office:value-type="string" calcext:value-type="string">
            <text:p>Questão 65 S3</text:p>
          </table:table-cell>
          <table:table-cell office:value-type="string" calcext:value-type="string">
            <text:p>CloudFrormation StackSet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2">00/00/0000</text:date>, <text:time style:data-style-name="N2" text:time-value="21:24:08.1719846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2T02:13:35.511904025</dc:date>
    <meta:editing-duration>P1DT15H30M37S</meta:editing-duration>
    <meta:editing-cycles>129</meta:editing-cycles>
    <meta:generator>LibreOffice/7.3.7.2$Linux_X86_64 LibreOffice_project/30$Build-2</meta:generator>
    <meta:document-statistic meta:table-count="5" meta:cell-count="1320" meta:object-count="0"/>
  </office:meta>
</office:document-meta>
</file>